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3.1945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注解</text:p>
          </table:table-cell>
          <table:table-cell office:value-type="string" calcext:value-type="string">
            <text:p>数据库名</text:p>
          </table:table-cell>
          <table:table-cell office:value-type="string" calcext:value-type="string">
            <text:p>大写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机体番号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体代号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日文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英文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中文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出现作品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office:value-type="string" calcext:value-type="string">
            <text:p>机体类型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所属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制造商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尺寸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裸机重量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全装重量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装甲材料及结构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发电机出力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推进力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加速度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传感器有效探测半径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固定武装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初次配备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内部环境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师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选用武器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2">
          <table:table-cell office:value-type="string" calcext:value-type="string">
            <text:p>180度姿势变换所需时间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地上速度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水中速度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简介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Varchar(512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2">
          <table:table-cell office:value-type="string" calcext:value-type="string">
            <text:p>封面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这是存的dfs_id</text:p>
          </table:table-cell>
        </table:table-row>
        <table:table-row table:style-name="ro1">
          <table:table-cell office:value-type="string" calcext:value-type="string">
            <text:p>状态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操作者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用户表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de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word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aintext_password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s_admin</text:p>
          </table:table-cell>
          <table:table-cell/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y_times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ck_flag</text:p>
          </table:table-cell>
          <table:table-cell/>
          <table:table-cell office:value-type="string" calcext:value-type="string">
            <text:p>TINYINT</text:p>
          </table:table-cell>
          <table:table-cell/>
        </table:table-row>
        <table:table-row table:style-name="ro1">
          <table:table-cell office:value-type="string" calcext:value-type="string">
            <text:p>notes 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Varchar(256)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create_data</text:p>
          </table:table-cell>
          <table:table-cell/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l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文件表</text:p>
          </table:table-cell>
          <table:table-cell office:value-type="string" calcext:value-type="string">
            <text:p>file_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id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s_id</text:p>
          </table:table-cell>
          <table:table-cell office:value-type="string" calcext:value-type="string">
            <text:p>VARCHAR(2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VARCHAR(2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status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_type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size</text:p>
          </table:table-cell>
          <table:table-cell office:value-type="string" calcext:value-type="string">
            <text:p>VARCHAR(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_desc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TIMEST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_code</text:p>
          </table:table-cell>
          <table:table-cell office:value-type="string" calcext:value-type="string">
            <text:p>VARCHAR(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VARCHAR(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_id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 calcext:value-type="string">
            <text:p>l路由表</text:p>
          </table:table-cell>
          <table:table-cell office:value-type="string" calcext:value-type="string">
            <text:p>fstdfs_tracker_rou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_id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_name</text:p>
          </table:table-cell>
          <table:table-cell office:value-type="string" calcext:value-type="string">
            <text:p>VARCHAR(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er_server_url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VARCHAR(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TIMESTMP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图片实体关联表</text:p>
          </table:table-cell>
          <table:table-cell office:value-type="string" calcext:value-type="string">
            <text:p>gundam_file_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id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s_id</text:p>
          </table:table-cell>
          <table:table-cell office:value-type="string" calcext:value-type="string">
            <text:p>VARCHAR(2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ism_number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type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TIMEST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VARCHAR(8)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文件日志表</text:p>
          </table:table-cell>
          <table:table-cell office:value-type="string" calcext:value-type="string">
            <text:p>file_invo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oke_id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id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VARCHAR(2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code</text:p>
          </table:table-cell>
          <table:table-cell office:value-type="string" calcext:value-type="string">
            <text:p>VARCHAR(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msg</text:p>
          </table:table-cell>
          <table:table-cell office:value-type="string" calcext:value-type="string">
            <text:p>VARCHAR(2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_type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TIMESTM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7:24:47.508412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00:22:34.474731205</meta:creation-date>
    <dc:date>2021-05-07T07:20:56.027324355</dc:date>
    <meta:editing-duration>PT17H49M34S</meta:editing-duration>
    <meta:editing-cycles>13</meta:editing-cycles>
    <meta:generator>LibreOffice/7.0.5.2$Linux_X86_64 LibreOffice_project/00$Build-2</meta:generator>
    <meta:document-statistic meta:table-count="1" meta:cell-count="266" meta:object-count="0"/>
  </office:meta>
</office:document-meta>
</file>